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ff3333" draw:marker-start-width="0.152cm" draw:marker-end-width="0.152cm" draw:fill="none" draw:fill-color="#ffffff" fo:min-height="1.017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ff6600" draw:marker-start-width="0.152cm" draw:marker-end-width="0.152cm" draw:fill="none" draw:fill-color="#ffffff" fo:min-height="1.032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cc00" draw:marker-start-width="0.152cm" draw:marker-end-width="0.152cm" draw:fill="none" draw:fill-color="#ffffff" fo:min-height="1.017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6600cc" draw:marker-start-width="0.152cm" draw:marker-end-width="0.152cm" draw:fill="none" draw:fill-color="#ffffff" fo:min-height="1.01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152cm" draw:marker-end-width="0.152cm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152cm" draw:marker-end-width="0.152cm" draw:fill="none" draw:fill-color="#ffffff" fo:min-height="1.017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6600cc" draw:marker-start-width="0.152cm" draw:marker-end-width="0.152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cc00" draw:marker-start-width="0.152cm" draw:marker-end-width="0.152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3333" draw:marker-start-width="0.152cm" draw:marker-end-width="0.152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6600" draw:marker-start-width="0.076cm" draw:marker-end-width="0.076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076cm" draw:marker-end-width="0.076cm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text-properties style:font-name="Fira Sans Book1" fo:font-size="24pt" fo:font-weight="350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style:text-underline-style="none"/>
    </style:style>
    <style:style style:name="P3" style:family="paragraph">
      <style:paragraph-properties fo:text-align="center"/>
    </style:style>
    <style:style style:name="T1" style:family="text">
      <style:text-properties style:font-name="Fira Sans Book1" fo:font-size="2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1.042cm" svg:height="1.317cm" svg:x="2.928cm" svg:y="2.101cm">
          <draw:text-box>
            <text:p><text:span text:style-name="T1">A</text:span></text:p>
          </draw:text-box>
        </draw:frame>
        <draw:frame draw:style-name="gr2" draw:text-style-name="P1" xml:id="id7" draw:id="id7" draw:layer="layout" svg:width="0.988cm" svg:height="1.332cm" svg:x="2.928cm" svg:y="3.887cm">
          <draw:text-box>
            <text:p><text:span text:style-name="T1">B</text:span></text:p>
          </draw:text-box>
        </draw:frame>
        <draw:frame draw:style-name="gr3" draw:text-style-name="P1" draw:layer="layout" svg:width="1.042cm" svg:height="1.317cm" svg:x="2.911cm" svg:y="5.752cm">
          <draw:text-box>
            <text:p><text:span text:style-name="T1">C</text:span></text:p>
          </draw:text-box>
        </draw:frame>
        <draw:frame draw:style-name="gr4" draw:text-style-name="P1" xml:id="id1" draw:id="id1" draw:layer="layout" svg:width="1.042cm" svg:height="1.317cm" svg:x="2.95cm" svg:y="7.677cm">
          <draw:text-box>
            <text:p><text:span text:style-name="T1">D</text:span></text:p>
          </draw:text-box>
        </draw:frame>
        <draw:custom-shape draw:name="Or" draw:style-name="gr5" draw:text-style-name="P2" xml:id="id2" draw:id="id2" draw:layer="layout" svg:width="2.707cm" svg:height="1.625cm" svg:x="6.255cm" svg:y="7.688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And" draw:style-name="gr5" draw:text-style-name="P2" xml:id="id4" draw:id="id4" draw:layer="layout" svg:width="2.682cm" svg:height="1.591cm" svg:x="6.1cm" svg:y="5.419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896 647 M 0 1990 L 896 1990 M 2886 0 L 896 0 896 2637 2886 2637 U 2886 1318 2637 2637 270 90 M 4204 1318 L 5000 1318 F N"/>
        </draw:custom-shape>
        <draw:frame draw:style-name="gr6" draw:text-style-name="P1" xml:id="id11" draw:id="id11" draw:layer="layout" svg:width="1.042cm" svg:height="1.317cm" svg:x="17.053cm" svg:y="4.411cm">
          <draw:text-box>
            <text:p><text:span text:style-name="T1">X</text:span></text:p>
          </draw:text-box>
        </draw:frame>
        <draw:connector draw:style-name="gr7" draw:text-style-name="P3" xml:id="id3" draw:id="id3" draw:layer="layout" svg:x1="3.992cm" svg:y1="8.335cm" svg:x2="6.255cm" svg:y2="8.911cm" draw:start-shape="id1" draw:start-glue-point="1" draw:end-shape="id2" draw:end-glue-point="5" svg:d="M3992 8335h1131v576h1132" svg:viewBox="0 0 2264 577">
          <text:p/>
        </draw:connector>
        <draw:connector draw:style-name="gr7" draw:text-style-name="P3" draw:layer="layout" svg:x1="5.123cm" svg:y1="8.623cm" svg:x2="6.1cm" svg:y2="6.617cm" draw:start-shape="id3" draw:start-glue-point="0" draw:end-shape="id4" draw:end-glue-point="5" svg:d="M5123 8623v-2006h977" svg:viewBox="0 0 978 2007">
          <text:p/>
        </draw:connector>
        <draw:connector draw:style-name="gr8" draw:text-style-name="P3" draw:layer="layout" svg:x1="3.953cm" svg:y1="6.386cm" svg:x2="6.1cm" svg:y2="5.811cm" draw:end-shape="id4" draw:end-glue-point="4" svg:d="M3953 6386h811v-575h1336" svg:viewBox="0 0 2148 576">
          <text:p/>
        </draw:connector>
        <draw:connector draw:style-name="gr9" draw:text-style-name="P3" draw:layer="layout" draw:line-skew="0.39cm" svg:x1="3.97cm" svg:y1="2.759cm" svg:x2="6.255cm" svg:y2="8.089cm" draw:start-shape="id5" draw:start-glue-point="1" draw:end-shape="id2" draw:end-glue-point="4" svg:d="M3970 2759h1532v5330h753" svg:viewBox="0 0 2286 5331">
          <text:p/>
        </draw:connector>
        <draw:connector draw:style-name="gr8" draw:text-style-name="P3" draw:layer="layout" svg:x1="3.954cm" svg:y1="6.387cm" svg:x2="6.093cm" svg:y2="3.977cm" draw:end-shape="id6" draw:end-glue-point="5" svg:d="M3954 6387h807v-2410h1332" svg:viewBox="0 0 2140 2411">
          <text:p/>
        </draw:connector>
        <draw:connector draw:style-name="gr9" draw:text-style-name="P3" draw:layer="layout" draw:line-skew="0.726cm" svg:x1="3.971cm" svg:y1="2.759cm" svg:x2="6.093cm" svg:y2="3.171cm" draw:end-shape="id6" draw:end-glue-point="4" svg:d="M3971 2759h1524v412h598" svg:viewBox="0 0 2123 413">
          <text:p/>
        </draw:connector>
        <draw:connector draw:style-name="gr10" draw:text-style-name="P3" draw:layer="layout" svg:x1="3.916cm" svg:y1="4.553cm" svg:x2="9.801cm" svg:y2="4.817cm" draw:start-shape="id7" draw:start-glue-point="1" draw:end-shape="id8" draw:end-glue-point="5" svg:d="M3916 4553h2943v264h2942" svg:viewBox="0 0 5886 265">
          <text:p/>
        </draw:connector>
        <draw:custom-shape draw:name="Or" draw:style-name="gr5" draw:text-style-name="P2" xml:id="id9" draw:id="id9" draw:layer="layout" svg:width="2.707cm" svg:height="1.625cm" svg:x="9.895cm" svg:y="6.363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onnector draw:style-name="gr11" draw:text-style-name="P3" draw:layer="layout" svg:x1="8.775cm" svg:y1="3.574cm" svg:x2="9.801cm" svg:y2="4.011cm" draw:start-shape="id6" draw:start-glue-point="1" draw:end-shape="id8" draw:end-glue-point="4" svg:d="M8775 3574h514v437h512" svg:viewBox="0 0 1027 438">
          <text:p/>
        </draw:connector>
        <draw:connector draw:style-name="gr11" draw:text-style-name="P3" draw:layer="layout" svg:x1="8.782cm" svg:y1="6.214cm" svg:x2="9.895cm" svg:y2="6.764cm" draw:start-shape="id4" draw:start-glue-point="1" draw:end-shape="id9" draw:end-glue-point="4" svg:d="M8782 6214h557v550h556" svg:viewBox="0 0 1114 551">
          <text:p/>
        </draw:connector>
        <draw:connector draw:style-name="gr11" draw:text-style-name="P3" draw:layer="layout" svg:x1="8.962cm" svg:y1="8.5cm" svg:x2="9.895cm" svg:y2="7.586cm" draw:start-shape="id2" draw:start-glue-point="1" draw:end-shape="id9" draw:end-glue-point="5" svg:d="M8962 8500h466v-914h467" svg:viewBox="0 0 934 915">
          <text:p/>
        </draw:connector>
        <draw:connector draw:style-name="gr11" draw:text-style-name="P3" draw:layer="layout" svg:x1="12.483cm" svg:y1="4.414cm" svg:x2="13.35cm" svg:y2="5.213cm" draw:start-shape="id8" draw:start-glue-point="1" draw:end-shape="id10" draw:end-glue-point="4" svg:d="M12483 4414h434v799h433" svg:viewBox="0 0 868 800">
          <text:p/>
        </draw:connector>
        <draw:connector draw:style-name="gr11" draw:text-style-name="P3" draw:layer="layout" svg:x1="12.602cm" svg:y1="7.175cm" svg:x2="13.35cm" svg:y2="6.019cm" draw:start-shape="id9" draw:start-glue-point="1" draw:end-shape="id10" draw:end-glue-point="5" svg:d="M12602 7175h374v-1156h374" svg:viewBox="0 0 749 1157">
          <text:p/>
        </draw:connector>
        <draw:connector draw:style-name="gr11" draw:text-style-name="P3" draw:layer="layout" svg:x1="16.032cm" svg:y1="5.616cm" svg:x2="17.053cm" svg:y2="5.069cm" draw:start-shape="id10" draw:start-glue-point="1" draw:end-shape="id11" draw:end-glue-point="3" svg:d="M16032 5616h511v-547h510" svg:viewBox="0 0 1022 548">
          <text:p/>
        </draw:connector>
        <draw:custom-shape draw:name="And" draw:style-name="gr5" draw:text-style-name="P2" xml:id="id6" draw:id="id6" draw:layer="layout" svg:width="2.682cm" svg:height="1.591cm" svg:x="6.093cm" svg:y="2.779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896 647 M 0 1990 L 896 1990 M 2886 0 L 896 0 896 2637 2886 2637 U 2886 1318 2637 2637 270 90 M 4204 1318 L 5000 1318 F N"/>
        </draw:custom-shape>
        <draw:custom-shape draw:name="And" draw:style-name="gr5" draw:text-style-name="P2" xml:id="id8" draw:id="id8" draw:layer="layout" svg:width="2.682cm" svg:height="1.591cm" svg:x="9.801cm" svg:y="3.619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896 647 M 0 1990 L 896 1990 M 2886 0 L 896 0 896 2637 2886 2637 U 2886 1318 2637 2637 270 90 M 4204 1318 L 5000 1318 F N"/>
        </draw:custom-shape>
        <draw:custom-shape draw:name="And" draw:style-name="gr5" draw:text-style-name="P2" xml:id="id10" draw:id="id10" draw:layer="layout" svg:width="2.682cm" svg:height="1.591cm" svg:x="13.35cm" svg:y="4.821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896 647 M 0 1990 L 896 1990 M 2886 0 L 896 0 896 2637 2886 2637 U 2886 1318 2637 2637 270 90 M 4204 1318 L 5000 131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0:09:59.776933001</meta:creation-date>
    <dc:date>2018-05-07T20:17:42.710520753</dc:date>
    <meta:editing-duration>PT6M56S</meta:editing-duration>
    <meta:editing-cycles>3</meta:editing-cycles>
    <meta:generator>LibreOffice/5.1.6.2$Linux_X86_64 LibreOffice_project/10m0$Build-2</meta:generator>
    <meta:document-statistic meta:object-count="24"/>
  </office:meta>
</office:document-meta>
</file>